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2000001CEFBC23D99.png" manifest:media-type="image/png"/>
  <manifest:file-entry manifest:full-path="Pictures/100002010000038F000002EEFE81A706.png" manifest:media-type="image/png"/>
  <manifest:file-entry manifest:full-path="Pictures/10000201000002D2000001CED61A10B5.png" manifest:media-type="image/png"/>
  <manifest:file-entry manifest:full-path="Pictures/100002010000038F000002EEEB975668.png" manifest:media-type="image/png"/>
  <manifest:file-entry manifest:full-path="Pictures/100002010000038F000002EE5E85BC3E.png" manifest:media-type="image/png"/>
  <manifest:file-entry manifest:full-path="Pictures/100002010000038F000002EE762C35C7.png" manifest:media-type="image/png"/>
  <manifest:file-entry manifest:full-path="Pictures/10000201000003520000024DF357144B.png" manifest:media-type="image/png"/>
  <manifest:file-entry manifest:full-path="Pictures/10000201000002D2000001CED53CD0D4.png" manifest:media-type="image/png"/>
  <manifest:file-entry manifest:full-path="Pictures/100002010000038F000002EE1F12B201.png" manifest:media-type="image/png"/>
  <manifest:file-entry manifest:full-path="Pictures/10000201000002D2000001CEC9EF22A6.png" manifest:media-type="image/png"/>
  <manifest:file-entry manifest:full-path="Pictures/100002010000038F000002EE8095AE53.png" manifest:media-type="image/png"/>
  <manifest:file-entry manifest:full-path="Pictures/100002010000038F000002EEF99CFF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draw:auto-grow-height="true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subtitle">
      <style:graphic-properties draw:fill-color="#ffffff" fo:min-height="12.179cm"/>
    </style:style>
    <style:style style:name="pr6" style:family="presentation" style:parent-style-name="標準-subtitle">
      <style:graphic-properties draw:fill-color="#ffffff" fo:min-height="16.255cm"/>
    </style:style>
    <style:style style:name="pr7" style:family="presentation" style:parent-style-name="標準-title">
      <style:graphic-properties draw:fill="solid" draw:fill-color="#ffffff"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ic</text:span><text:span text:style-name="T1">性能評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3cm" svg:height="19.843cm" svg:x="2.163cm" svg:y="0.558cm">
          <draw:image xlink:href="Pictures/100002010000038F000002EEF99CFFC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L Mark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0"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4.103cm" svg:height="19.843cm" svg:x="1.94cm" svg:y="0.56cm">
          <draw:image xlink:href="Pictures/100002010000038F000002EE1F12B20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lmark2のスコア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3cm" svg:height="19.843cm" svg:x="2.163cm" svg:y="0.558cm">
          <draw:image xlink:href="Pictures/100002010000038F000002EE8095A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テスト結果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この値は異常に低い</text:p>
              </text:list-item>
            </text:list>
          </draw:text-box>
        </draw:frame>
        <draw:frame draw:style-name="gr2" draw:text-style-name="P2" draw:layer="layout" svg:width="19.102cm" svg:height="12.223cm" svg:x="0.2cm" svg:y="8.2cm">
          <draw:image xlink:href="Pictures/10000201000002D2000001CED53CD0D4.png" xlink:type="simple" xlink:show="embed" xlink:actuate="onLoad">
            <text:p/>
          </draw:image>
        </draw:frame>
        <draw:frame draw:style-name="gr2" draw:text-style-name="P2" draw:layer="layout" svg:width="12.859cm" svg:height="8.91cm" svg:x="14.6cm" svg:y="3.39cm">
          <draw:image xlink:href="Pictures/10000201000003520000024DF35714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32">
        <draw:frame presentation:style-name="pr6" draw:layer="layout" svg:width="25.199cm" svg:height="16.255cm" svg:x="1.4cm" svg:y="0.837cm" presentation:class="subtitle">
          <draw:text-box>
            <text:p>ドライバの更新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4.103cm" svg:height="19.843cm" svg:x="2.163cm" svg:y="0.558cm">
          <draw:image xlink:href="Pictures/100002010000038F000002EE762C35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udo apt-get install nvidia-346</text:span><text:span text:style-name="T2">を実行</text:span>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4.103cm" svg:height="19.843cm" svg:x="2.4cm" svg:y="4.057cm">
          <draw:image xlink:href="Pictures/100002010000038F000002EE5E85BC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3cm" svg:height="19.843cm" svg:x="2.163cm" svg:y="0.558cm">
          <draw:image xlink:href="Pictures/100002010000038F000002EEEB97566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最新のものは以下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ドライバ更新の結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スコアが１０４→4894へ向上</text:p>
              </text:list-item>
            </text:list>
          </draw:text-box>
        </draw:frame>
        <draw:frame draw:style-name="gr2" draw:text-style-name="P2" draw:layer="layout" svg:width="19.102cm" svg:height="12.223cm" svg:x="4.098cm" svg:y="8cm">
          <draw:image xlink:href="Pictures/10000201000002D2000001CED61A10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3cm" svg:height="19.843cm" svg:x="2.316cm" svg:y="0.729cm">
          <draw:image xlink:href="Pictures/100002010000038F000002EEFE81A7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晃平ノートP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2cm" svg:height="12.223cm" svg:x="4.844cm" svg:y="4.561cm">
          <draw:image xlink:href="Pictures/10000201000002D2000001CEC9EF22A6.png" xlink:type="simple" xlink:show="embed" xlink:actuate="onLoad">
            <text:p/>
          </draw:image>
        </draw:frame>
        <draw:frame draw:style-name="gr4" draw:text-style-name="P2" draw:layer="layout" svg:width="19.102cm" svg:height="12.223cm" svg:x="4.96cm" svg:y="4.532cm">
          <draw:image xlink:href="Pictures/10000201000002D2000001CEFBC23D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21:15:45.490742386</meta:creation-date>
    <dc:date>2016-07-31T00:22:02.543036082</dc:date>
    <meta:editing-duration>P0D</meta:editing-duration>
    <meta:editing-cycles>6</meta:editing-cycles>
    <meta:generator>LibreOffice/4.2.8.2$Linux_X86_64 LibreOffice_project/420m0$Build-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3.736cm" svg:y="5.293cm" style:legend-expansion="high" chart:style-name="ch2"/>
        <chart:plot-area chart:style-name="ch3" chart:data-source-has-labels="both" svg:x="0.504cm" svg:y="0.243cm" svg:width="22.728cm" svg:height="11.694cm">
          <chartooo:coordinate-region svg:x="1.125cm" svg:y="0.442cm" svg:width="22.107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1</text:p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>行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